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5cm"/>
        </style:tab-stops>
      </style:paragraph-properties>
      <style:text-properties officeooo:rsid="001ad19e" officeooo:paragraph-rsid="001ad19e"/>
    </style:style>
    <style:style style:name="P2" style:family="paragraph" style:parent-style-name="Standard">
      <style:paragraph-properties fo:text-align="start" style:justify-single-word="false">
        <style:tab-stops>
          <style:tab-stop style:position="3.5cm"/>
        </style:tab-stops>
      </style:paragraph-properties>
      <style:text-properties fo:font-weight="bold" officeooo:rsid="001ad19e" officeooo:paragraph-rsid="001ad19e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5cm"/>
        </style:tab-stops>
      </style:paragraph-properties>
      <style:text-properties fo:font-weight="bold" officeooo:rsid="001ad19e" officeooo:paragraph-rsid="001cf726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3.5cm"/>
        </style:tab-stops>
      </style:paragraph-properties>
      <style:text-properties fo:font-weight="bold" officeooo:rsid="001cf726" officeooo:paragraph-rsid="001cf72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d19e" officeooo:paragraph-rsid="001ad19e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3.5cm"/>
        </style:tab-stops>
      </style:paragraph-properties>
      <style:text-properties officeooo:rsid="001c3458" officeooo:paragraph-rsid="001c3458"/>
    </style:style>
    <style:style style:name="P7" style:family="paragraph" style:parent-style-name="Standard">
      <style:paragraph-properties>
        <style:tab-stops>
          <style:tab-stop style:position="3.5cm"/>
        </style:tab-stops>
      </style:paragraph-properties>
      <style:text-properties officeooo:rsid="001cf726" officeooo:paragraph-rsid="001cf726"/>
    </style:style>
    <style:style style:name="P8" style:family="paragraph" style:parent-style-name="Standard">
      <style:paragraph-properties>
        <style:tab-stops>
          <style:tab-stop style:position="3.5cm"/>
        </style:tab-stops>
      </style:paragraph-properties>
      <style:text-properties officeooo:rsid="001eec8c" officeooo:paragraph-rsid="001eec8c"/>
    </style:style>
    <style:style style:name="P9" style:family="paragraph" style:parent-style-name="Standard">
      <style:paragraph-properties>
        <style:tab-stops>
          <style:tab-stop style:position="3.5cm"/>
        </style:tab-stops>
      </style:paragraph-properties>
      <style:text-properties officeooo:rsid="001fc9a9" officeooo:paragraph-rsid="001fc9a9"/>
    </style:style>
    <style:style style:name="P10" style:family="paragraph" style:parent-style-name="Standard">
      <style:paragraph-properties fo:text-align="start" style:justify-single-word="false">
        <style:tab-stops>
          <style:tab-stop style:position="3.5cm"/>
        </style:tab-stops>
      </style:paragraph-properties>
      <style:text-properties fo:font-weight="bold" officeooo:rsid="001ad19e" officeooo:paragraph-rsid="001ad19e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3.5cm"/>
        </style:tab-stops>
      </style:paragraph-properties>
      <style:text-properties fo:color="#000000" fo:font-size="12pt" officeooo:rsid="001ad19e" officeooo:paragraph-rsid="001ad19e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3.5cm"/>
        </style:tab-stops>
      </style:paragraph-properties>
      <style:text-properties fo:color="#000000" style:font-name="Liberation Serif" fo:font-size="12pt" fo:font-weight="bold" officeooo:rsid="001ad19e" officeooo:paragraph-rsid="00219e90" style:font-size-asian="12pt" style:font-weight-asian="bold" style:font-size-complex="12pt" style:font-weight-complex="bold"/>
    </style:style>
    <style:style style:name="T1" style:family="text">
      <style:text-properties officeooo:rsid="001cf726"/>
    </style:style>
    <style:style style:name="T2" style:family="text">
      <style:text-properties officeooo:rsid="001eec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ec8c" style:font-weight-asian="bold" style:font-weight-complex="bold"/>
    </style:style>
    <style:style style:name="T5" style:family="text">
      <style:text-properties fo:font-variant="normal" fo:text-transform="none" fo:color="#ffffff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ffffff" style:font-name="monospace" fo:letter-spacing="normal" fo:font-style="normal" fo:font-weight="normal"/>
    </style:style>
    <style:style style:name="T7" style:family="text">
      <style:text-properties fo:font-variant="normal" fo:text-transform="none" style:font-name="monospac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19e90"/>
    </style:style>
    <style:style style:name="T11" style:family="text">
      <style:text-properties fo:font-variant="normal" fo:text-transform="none" fo:letter-spacing="normal" fo:font-style="normal" officeooo:rsid="00219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</text:p>
      <text:p text:style-name="P1"/>
      <text:p text:style-name="P1">A) Nom utilisateur</text:p>
      <text:p text:style-name="P1">sous ubuntu <text:s/>: kumkat</text:p>
      <text:p text:style-name="P1">sous windows : Kumkat-Opalin</text:p>
      <text:p text:style-name="P1">sous github : kumkat-opalin</text:p>
      <text:p text:style-name="P6">mot de passe github : Mafe0361!</text:p>
      <text:p text:style-name="P1"/>
      <text:p text:style-name="P1">B) Initialisation sous windows ou sous ubuntu :</text:p>
      <text:p text:style-name="P1"/>
      <text:p text:style-name="P2"><text:tab/>$ git config --global user.name "kumkat"</text:p>
      <text:p text:style-name="P2"><text:tab/>$ git config --global user.email kum42@orange.fr</text:p>
      <text:p text:style-name="P12"><text:span text:style-name="T10"><text:tab/></text:span><text:span text:style-name="T8">$ git config --global color.diff au</text:span><text:span text:style-name="T11">t</text:span><text:span text:style-name="T8">o</text:span></text:p>
      <text:p text:style-name="P12"><text:span text:style-name="T11"><text:tab/></text:span><text:span text:style-name="T8">$ git config --global color.status auto</text:span></text:p>
      <text:p text:style-name="P12"><text:span text:style-name="T11"><text:tab/></text:span><text:span text:style-name="T8">$ git config --global color.branch auto</text:span></text:p>
      <text:p text:style-name="P11"/>
      <text:p text:style-name="P7">C) Créer un projet local</text:p>
      <text:p text:style-name="P7">Se positionner sur un répertoire vide: </text:p>
      <text:p text:style-name="P3"><text:tab/>$ git <text:span text:style-name="T1">init</text:span></text:p>
      <text:p text:style-name="P7">et tous fichiers créés dans ce dossier appartiendra au projet.</text:p>
      <text:p text:style-name="P7"/>
      <text:p text:style-name="P7">si le projet existe déjà :</text:p>
      <text:p text:style-name="P7"><text:span text:style-name="T2"><text:tab/></text:span><text:span text:style-name="T3">$ git add *.c</text:span></text:p>
      <text:p text:style-name="P4"><text:span text:style-name="T2"><text:tab/></text:span>$ git add LICENSE</text:p>
      <text:p text:style-name="P4"><text:span text:style-name="T2"><text:tab/></text:span>$ git commit -m 'initial project version'</text:p>
      <text:p text:style-name="P7"/>
      <text:p text:style-name="P8">si on veut participer à un projet existant ou créer sa propre version</text:p>
      <text:p text:style-name="P8"/>
      <text:p text:style-name="P8"><text:tab/><text:span text:style-name="T3">$ git clone https://github.com/kumkat-opalin/Hello-world</text:span></text:p>
      <text:p text:style-name="P9"/>
      <text:p text:style-name="P9">si on veut choisir un autre répertoire de destination :</text:p>
      <text:p text:style-name="P9"/>
      <text:p text:style-name="P9"><text:span text:style-name="T3"><text:tab/></text:span><text:span text:style-name="T4">$ git clone https://github.com/kumkat-opalin/Hello-world</text:span><text:span text:style-name="T3"> monHell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37:45.910000000</meta:creation-date>
    <dc:date>2019-10-08T07:26:51.977000000</dc:date>
    <meta:editing-duration>PT1H7M9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4" meta:word-count="142" meta:character-count="866" meta:non-whitespace-character-count="740"/>
  </office:meta>
</office:document-meta>
</file>